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0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0cm" svg:y="8.487cm">
            <draw:object draw:notify-on-update-of-ranges="Foglio1.C6:Foglio1.E6 Foglio1.C5:Foglio1.C5 Foglio1.C12:Foglio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986cm" svg:y="8.487cm">
            <draw:object draw:notify-on-update-of-ranges="Foglio1.C6:Foglio1.E6 Foglio1.C5:Foglio1.C5 Foglio1.H12:Foglio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1.953cm" svg:y="8.487cm">
            <draw:object draw:notify-on-update-of-ranges="Foglio1.C6:Foglio1.E6 Foglio1.C5:Foglio1.C5 Foglio1.M12:Foglio1.O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7.937cm" svg:y="8.487cm">
            <draw:object draw:notify-on-update-of-ranges="Foglio1.M6:Foglio1.O6 Foglio1.C5:Foglio1.C5 Foglio1.R12:Foglio1.T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cm" svg:y="17.866cm">
            <draw:object draw:notify-on-update-of-ranges="Foglio1.R6:Foglio1.T6 Foglio1.G3:Foglio1.G3 Foglio1.H15:Foglio1.J15 Foglio1.L3:Foglio1.L3 Foglio1.M15:Foglio1.O15 Foglio1.Q3:Foglio1.Q3 Foglio1.R15:Foglio1.T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6.15cm" svg:y="17.866cm">
            <draw:object draw:notify-on-update-of-ranges="Foglio1.R6:Foglio1.T6 Foglio1.G3:Foglio1.G3 Foglio1.H16:Foglio1.J16 Foglio1.L3:Foglio1.L3 Foglio1.M16:Foglio1.O16 Foglio1.Q3:Foglio1.Q3 Foglio1.R16:Foglio1.T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29"/>
        <table:table-column table:style-name="co3" table:default-cell-style-name="ce12"/>
        <table:table-column table:style-name="co2" table:default-cell-style-name="ce3"/>
        <table:table-column table:style-name="co3" table:number-columns-repeated="3" table:default-cell-style-name="ce29"/>
        <table:table-column table:style-name="co3" table:default-cell-style-name="ce12"/>
        <table:table-column table:style-name="co2" table:default-cell-style-name="ce3"/>
        <table:table-column table:style-name="co3" table:number-columns-repeated="3" table:default-cell-style-name="ce29"/>
        <table:table-column table:style-name="co3" table:default-cell-style-name="ce12"/>
        <table:table-column table:style-name="co2" table:default-cell-style-name="ce3"/>
        <table:table-column table:style-name="co3" table:number-columns-repeated="3" table:default-cell-style-name="ce29"/>
        <table:table-row table:style-name="ro1">
          <table:table-cell/>
          <table:table-cell table:style-name="ce2" office:value-type="string" calcext:value-type="string" table:number-columns-spanned="19" table:number-rows-spanned="2">
            <text:p>Analisi dei tempi di esecuzione, speed-up ed efficienza per il prodotto di una matrice ed un vettore in ambiente MIMD a memoria condivisa</text:p>
          </table:table-cell>
          <table:covered-table-cell table:number-columns-repeated="18" table:style-name="Default"/>
        </table:table-row>
        <table:table-row table:style-name="ro2">
          <table:table-cell/>
          <table:covered-table-cell table:style-name="ce9"/>
          <table:covered-table-cell table:number-columns-repeated="18" table:style-name="Default"/>
        </table:table-row>
        <table:table-row table:style-name="ro3">
          <table:table-cell/>
          <table:table-cell table:style-name="ce1" office:value-type="string" calcext:value-type="string" table:number-columns-spanned="4" table:number-rows-spanned="2">
            <text:p>50 x 50</text:p>
          </table:table-cell>
          <table:covered-table-cell table:number-columns-repeated="3" table:style-name="ce23"/>
          <table:table-cell/>
          <table:table-cell table:style-name="ce13" office:value-type="string" calcext:value-type="string" table:number-columns-spanned="4" table:number-rows-spanned="2">
            <text:p>100 x 100</text:p>
          </table:table-cell>
          <table:covered-table-cell table:number-columns-repeated="3" table:style-name="ce23"/>
          <table:table-cell/>
          <table:table-cell table:style-name="ce16" office:value-type="string" calcext:value-type="string" table:number-columns-spanned="4" table:number-rows-spanned="2">
            <text:p>1000 x 1000</text:p>
          </table:table-cell>
          <table:covered-table-cell table:number-columns-repeated="3" table:style-name="ce23"/>
          <table:table-cell/>
          <table:table-cell table:style-name="ce19" office:value-type="string" calcext:value-type="string" table:number-columns-spanned="4" table:number-rows-spanned="2">
            <text:p>10’000 x 10’000</text:p>
          </table:table-cell>
          <table:covered-table-cell table:number-columns-repeated="3" table:style-name="ce23"/>
        </table:table-row>
        <table:table-row table:style-name="ro3">
          <table:table-cell/>
          <table:covered-table-cell table:number-columns-repeated="4" table:style-name="ce23"/>
          <table:table-cell/>
          <table:covered-table-cell table:number-columns-repeated="4" table:style-name="ce23"/>
          <table:table-cell/>
          <table:covered-table-cell table:number-columns-repeated="4" table:style-name="ce23"/>
          <table:table-cell/>
          <table:covered-table-cell table:number-columns-repeated="4" table:style-name="ce23"/>
        </table:table-row>
        <table:table-row table:style-name="ro4">
          <table:table-cell/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3" table:number-rows-spanned="1">
            <text:p>Numero di Thread</text:p>
          </table:table-cell>
          <table:covered-table-cell table:number-columns-repeated="2" table:style-name="ce24"/>
          <table:table-cell/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3" table:number-rows-spanned="1">
            <text:p>Numero di Thread</text:p>
          </table:table-cell>
          <table:covered-table-cell table:number-columns-repeated="2" table:style-name="ce24"/>
          <table:table-cell/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3" table:number-rows-spanned="1">
            <text:p>Numero di Thread</text:p>
          </table:table-cell>
          <table:covered-table-cell table:number-columns-repeated="2" table:style-name="ce24"/>
          <table:table-cell/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3" table:number-rows-spanned="1">
            <text:p>Numero di Thread</text:p>
          </table:table-cell>
          <table:covered-table-cell table:number-columns-repeated="2" table:style-name="ce24"/>
        </table:table-row>
        <table:table-row table:style-name="ro4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0.00004696846" calcext:value-type="float">
            <text:p>4,70E-05</text:p>
          </table:table-cell>
          <table:table-cell office:value-type="float" office:value="0.004411221" calcext:value-type="float">
            <text:p>4,41E-03</text:p>
          </table:table-cell>
          <table:table-cell office:value-type="float" office:value="0.0003769398" calcext:value-type="float">
            <text:p>3,77E-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1080036" calcext:value-type="float">
            <text:p>1,08E-04</text:p>
          </table:table-cell>
          <table:table-cell office:value-type="float" office:value="0.003789186" calcext:value-type="float">
            <text:p>3,79E-03</text:p>
          </table:table-cell>
          <table:table-cell office:value-type="float" office:value="0.0004138947" calcext:value-type="float">
            <text:p>4,14E-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485006" calcext:value-type="float">
            <text:p>9,49E-03</text:p>
          </table:table-cell>
          <table:table-cell office:value-type="float" office:value="0.003435135" calcext:value-type="float">
            <text:p>3,44E-03</text:p>
          </table:table-cell>
          <table:table-cell office:value-type="float" office:value="0.005686998" calcext:value-type="float">
            <text:p>5,69E-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68" calcext:value-type="float">
            <text:p>9,47E-01</text:p>
          </table:table-cell>
          <table:table-cell office:value-type="float" office:value="0.1707768" calcext:value-type="float">
            <text:p>1,71E-01</text:p>
          </table:table-cell>
          <table:table-cell office:value-type="float" office:value="0.166105" calcext:value-type="float">
            <text:p>1,66E-01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0.00004506111" calcext:value-type="float">
            <text:p>4,51E-05</text:p>
          </table:table-cell>
          <table:table-cell office:value-type="float" office:value="0.004575968" calcext:value-type="float">
            <text:p>4,58E-03</text:p>
          </table:table-cell>
          <table:table-cell office:value-type="float" office:value="0.0003340244" calcext:value-type="float">
            <text:p>3,34E-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320839" calcext:value-type="float">
            <text:p>1,32E-04</text:p>
          </table:table-cell>
          <table:table-cell office:value-type="float" office:value="0.004539967" calcext:value-type="float">
            <text:p>4,54E-03</text:p>
          </table:table-cell>
          <table:table-cell office:value-type="float" office:value="0.0003910065" calcext:value-type="float">
            <text:p>3,91E-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374857" calcext:value-type="float">
            <text:p>9,37E-03</text:p>
          </table:table-cell>
          <table:table-cell office:value-type="float" office:value="0.01087594" calcext:value-type="float">
            <text:p>1,09E-02</text:p>
          </table:table-cell>
          <table:table-cell office:value-type="float" office:value="0.006687164" calcext:value-type="float">
            <text:p>6,69E-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6913" calcext:value-type="float">
            <text:p>9,47E-01</text:p>
          </table:table-cell>
          <table:table-cell office:value-type="float" office:value="0.167309" calcext:value-type="float">
            <text:p>1,67E-01</text:p>
          </table:table-cell>
          <table:table-cell office:value-type="float" office:value="0.1678841" calcext:value-type="float">
            <text:p>1,68E-01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0.00004506111" calcext:value-type="float">
            <text:p>4,51E-05</text:p>
          </table:table-cell>
          <table:table-cell office:value-type="float" office:value="0.001985073" calcext:value-type="float">
            <text:p>1,99E-03</text:p>
          </table:table-cell>
          <table:table-cell office:value-type="float" office:value="0.0002961159" calcext:value-type="float">
            <text:p>2,96E-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1249313" calcext:value-type="float">
            <text:p>1,25E-04</text:p>
          </table:table-cell>
          <table:table-cell office:value-type="float" office:value="0.006732225" calcext:value-type="float">
            <text:p>6,73E-03</text:p>
          </table:table-cell>
          <table:table-cell office:value-type="float" office:value="0.0003829002" calcext:value-type="float">
            <text:p>3,83E-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092601" calcext:value-type="float">
            <text:p>1,09E-02</text:p>
          </table:table-cell>
          <table:table-cell office:value-type="float" office:value="0.007591009" calcext:value-type="float">
            <text:p>7,59E-03</text:p>
          </table:table-cell>
          <table:table-cell office:value-type="float" office:value="0.00436091" calcext:value-type="float">
            <text:p>4,36E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43479" calcext:value-type="float">
            <text:p>9,44E-01</text:p>
          </table:table-cell>
          <table:table-cell office:value-type="float" office:value="0.1686137" calcext:value-type="float">
            <text:p>1,69E-01</text:p>
          </table:table-cell>
          <table:table-cell office:value-type="float" office:value="0.165225" calcext:value-type="float">
            <text:p>1,65E-01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0.00004506111" calcext:value-type="float">
            <text:p>4,51E-05</text:p>
          </table:table-cell>
          <table:table-cell office:value-type="float" office:value="0.006011963" calcext:value-type="float">
            <text:p>6,01E-03</text:p>
          </table:table-cell>
          <table:table-cell office:value-type="float" office:value="0.0003020763" calcext:value-type="float">
            <text:p>3,02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1280308" calcext:value-type="float">
            <text:p>1,28E-04</text:p>
          </table:table-cell>
          <table:table-cell office:value-type="float" office:value="0.005937099" calcext:value-type="float">
            <text:p>5,94E-03</text:p>
          </table:table-cell>
          <table:table-cell office:value-type="float" office:value="0.0003960133" calcext:value-type="float">
            <text:p>3,96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9569883" calcext:value-type="float">
            <text:p>9,57E-03</text:p>
          </table:table-cell>
          <table:table-cell office:value-type="float" office:value="0.006233931" calcext:value-type="float">
            <text:p>6,23E-03</text:p>
          </table:table-cell>
          <table:table-cell office:value-type="float" office:value="0.005661011" calcext:value-type="float">
            <text:p>5,66E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449549" calcext:value-type="float">
            <text:p>9,45E-01</text:p>
          </table:table-cell>
          <table:table-cell office:value-type="float" office:value="0.1678269" calcext:value-type="float">
            <text:p>1,68E-01</text:p>
          </table:table-cell>
          <table:table-cell office:value-type="float" office:value="0.167186" calcext:value-type="float">
            <text:p>1,67E-01</text:p>
          </table:table-cell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00004386902" calcext:value-type="float">
            <text:p>4,39E-05</text:p>
          </table:table-cell>
          <table:table-cell table:style-name="ce30" office:value-type="float" office:value="0.005409002" calcext:value-type="float">
            <text:p>5,41E-03</text:p>
          </table:table-cell>
          <table:table-cell table:style-name="ce30" office:value-type="float" office:value="0.0003151894" calcext:value-type="float">
            <text:p>3,15E-04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0001249313" calcext:value-type="float">
            <text:p>1,25E-04</text:p>
          </table:table-cell>
          <table:table-cell table:style-name="ce30" office:value-type="float" office:value="0.009735823" calcext:value-type="float">
            <text:p>9,74E-03</text:p>
          </table:table-cell>
          <table:table-cell table:style-name="ce30" office:value-type="float" office:value="0.0003609657" calcext:value-type="float">
            <text:p>3,61E-04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01098394" calcext:value-type="float">
            <text:p>1,10E-02</text:p>
          </table:table-cell>
          <table:table-cell table:style-name="ce30" office:value-type="float" office:value="0.006870985" calcext:value-type="float">
            <text:p>6,87E-03</text:p>
          </table:table-cell>
          <table:table-cell table:style-name="ce30" office:value-type="float" office:value="0.004998922" calcext:value-type="float">
            <text:p>5,00E-03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944247" calcext:value-type="float">
            <text:p>9,44E-01</text:p>
          </table:table-cell>
          <table:table-cell table:style-name="ce30" office:value-type="float" office:value="0.1628501" calcext:value-type="float">
            <text:p>1,63E-01</text:p>
          </table:table-cell>
          <table:table-cell table:style-name="ce30" office:value-type="float" office:value="0.1545701" calcext:value-type="float">
            <text:p>1,55E-01</text:p>
          </table:table-cell>
        </table:table-row>
        <table:table-row table:style-name="ro5">
          <table:table-cell/>
          <table:table-cell table:style-name="ce26"/>
          <table:table-cell table:style-name="ce36" table:formula="of:=AVERAGE([.C7:.C11])" office:value-type="float" office:value="0.000045204162" calcext:value-type="float">
            <text:p>4,52E-05</text:p>
          </table:table-cell>
          <table:table-cell table:style-name="ce36" table:formula="of:=AVERAGE([.D7:.D11])" office:value-type="float" office:value="0.0044786454" calcext:value-type="float">
            <text:p>4,48E-03</text:p>
          </table:table-cell>
          <table:table-cell table:style-name="ce36" table:formula="of:=AVERAGE([.E7:.E11])" office:value-type="float" office:value="0.00032486916" calcext:value-type="float">
            <text:p>3,25E-04</text:p>
          </table:table-cell>
          <table:table-cell table:style-name="ce26" table:number-columns-repeated="2"/>
          <table:table-cell table:style-name="ce36" table:formula="of:=AVERAGE([.H7:.H11])" office:value-type="float" office:value="0.00012359618" calcext:value-type="float">
            <text:p>1,24E-04</text:p>
          </table:table-cell>
          <table:table-cell table:style-name="ce36" table:formula="of:=AVERAGE([.I7:.I11])" office:value-type="float" office:value="0.00614686" calcext:value-type="float">
            <text:p>6,15E-03</text:p>
          </table:table-cell>
          <table:table-cell table:style-name="ce36" table:formula="of:=AVERAGE([.J7:.J11])" office:value-type="float" office:value="0.00038895608" calcext:value-type="float">
            <text:p>3,89E-04</text:p>
          </table:table-cell>
          <table:table-cell table:style-name="ce26" table:number-columns-repeated="2"/>
          <table:table-cell table:style-name="ce36" table:formula="of:=AVERAGE([.M7:.M11])" office:value-type="float" office:value="0.0100679392" calcext:value-type="float">
            <text:p>1,01E-02</text:p>
          </table:table-cell>
          <table:table-cell table:style-name="ce36" table:formula="of:=AVERAGE([.N7:.N11])" office:value-type="float" office:value="0.0070014" calcext:value-type="float">
            <text:p>7,00E-03</text:p>
          </table:table-cell>
          <table:table-cell table:style-name="ce36" table:formula="of:=AVERAGE([.O7:.O11])" office:value-type="float" office:value="0.005479001" calcext:value-type="float">
            <text:p>5,48E-03</text:p>
          </table:table-cell>
          <table:table-cell table:style-name="ce26" table:number-columns-repeated="2"/>
          <table:table-cell table:style-name="ce36" table:formula="of:=AVERAGE([.R7:.R11])" office:value-type="float" office:value="0.94545256" calcext:value-type="float">
            <text:p>9,45E-01</text:p>
          </table:table-cell>
          <table:table-cell table:style-name="ce36" table:formula="of:=AVERAGE([.S7:.S11])" office:value-type="float" office:value="0.1674753" calcext:value-type="float">
            <text:p>1,67E-01</text:p>
          </table:table-cell>
          <table:table-cell table:style-name="ce36" table:formula="of:=AVERAGE([.T7:.T11])" office:value-type="float" office:value="0.16419404" calcext:value-type="float">
            <text:p>1,64E-01</text:p>
          </table:table-cell>
        </table:table-row>
        <table:table-row table:style-name="ro3" table:number-rows-repeated="2">
          <table:table-cell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</table:table-row>
        <table:table-row table:style-name="ro2">
          <table:table-cell/>
          <table:table-cell table:style-name="ce6" office:value-type="string" calcext:value-type="string">
            <text:p>S(n) =</text:p>
          </table:table-cell>
          <table:table-cell table:style-name="ce11" table:formula="of:=[.C12]/[.C12]" office:value-type="float" office:value="1" calcext:value-type="float">
            <text:p>1</text:p>
          </table:table-cell>
          <table:table-cell table:style-name="ce11" table:formula="of:=[.C12]/[.D12]" office:value-type="float" office:value="0.0100932665935106" calcext:value-type="float">
            <text:p>0,010093266593511</text:p>
          </table:table-cell>
          <table:table-cell table:style-name="ce11" table:formula="of:=[.C12]/[.E12]" office:value-type="float" office:value="0.139145747167875" calcext:value-type="float">
            <text:p>0,139145747167875</text:p>
          </table:table-cell>
          <table:table-cell/>
          <table:table-cell table:style-name="ce14" office:value-type="string" calcext:value-type="string">
            <text:p>S(n) =</text:p>
          </table:table-cell>
          <table:table-cell table:style-name="ce15" table:formula="of:=[.H12]/[.H12]" office:value-type="float" office:value="1" calcext:value-type="float">
            <text:p>1</text:p>
          </table:table-cell>
          <table:table-cell table:style-name="ce15" table:formula="of:=[.H12]/[.I12]" office:value-type="float" office:value="0.0201072059555611" calcext:value-type="float">
            <text:p>0,020107205955561</text:p>
          </table:table-cell>
          <table:table-cell table:style-name="ce15" table:formula="of:=[.H12]/[.J12]" office:value-type="float" office:value="0.317763846241972" calcext:value-type="float">
            <text:p>0,317763846241972</text:p>
          </table:table-cell>
          <table:table-cell/>
          <table:table-cell table:style-name="ce17" office:value-type="string" calcext:value-type="string">
            <text:p>S(n) =</text:p>
          </table:table-cell>
          <table:table-cell table:style-name="ce18" table:formula="of:=[.M12]/[.M12]" office:value-type="float" office:value="1" calcext:value-type="float">
            <text:p>1</text:p>
          </table:table-cell>
          <table:table-cell table:style-name="ce18" table:formula="of:=[.M12]/[.N12]" office:value-type="float" office:value="1.43798943068529" calcext:value-type="float">
            <text:p>1,43798943068529</text:p>
          </table:table-cell>
          <table:table-cell table:style-name="ce18" table:formula="of:=[.M12]/[.O12]" office:value-type="float" office:value="1.83755016653583" calcext:value-type="float">
            <text:p>1,83755016653583</text:p>
          </table:table-cell>
          <table:table-cell/>
          <table:table-cell table:style-name="ce20" office:value-type="string" calcext:value-type="string">
            <text:p>S(n) =</text:p>
          </table:table-cell>
          <table:table-cell table:style-name="ce21" table:formula="of:=[.R12]/[.R12]" office:value-type="float" office:value="1" calcext:value-type="float">
            <text:p>1</text:p>
          </table:table-cell>
          <table:table-cell table:style-name="ce21" table:formula="of:=[.R12]/[.S12]" office:value-type="float" office:value="5.64532537036805" calcext:value-type="float">
            <text:p>5,64532537036805</text:p>
          </table:table-cell>
          <table:table-cell table:style-name="ce21" table:formula="of:=[.R12]/[.T12]" office:value-type="float" office:value="5.75814176933584" calcext:value-type="float">
            <text:p>5,75814176933584</text:p>
          </table:table-cell>
        </table:table-row>
        <table:table-row table:style-name="ro2">
          <table:table-cell/>
          <table:table-cell table:style-name="ce6" office:value-type="string" calcext:value-type="string">
            <text:p>E(n) =</text:p>
          </table:table-cell>
          <table:table-cell table:style-name="ce11" table:formula="of:=[.C15]/[.C6]" office:value-type="float" office:value="1" calcext:value-type="float">
            <text:p>1</text:p>
          </table:table-cell>
          <table:table-cell table:style-name="ce11" table:formula="of:=[.D15]/[.D6]" office:value-type="float" office:value="0.00168221109891844" calcext:value-type="float">
            <text:p>0,001682211098918</text:p>
          </table:table-cell>
          <table:table-cell table:style-name="ce11" table:formula="of:=[.E15]/[.E6]" office:value-type="float" office:value="0.0115954789306563" calcext:value-type="float">
            <text:p>0,011595478930656</text:p>
          </table:table-cell>
          <table:table-cell/>
          <table:table-cell table:style-name="ce14" office:value-type="string" calcext:value-type="string">
            <text:p>E(n) =</text:p>
          </table:table-cell>
          <table:table-cell table:style-name="ce15" table:formula="of:=[.H15]/[.H6]" office:value-type="float" office:value="1" calcext:value-type="float">
            <text:p>1</text:p>
          </table:table-cell>
          <table:table-cell table:style-name="ce15" table:formula="of:=[.I15]/[.I6]" office:value-type="float" office:value="0.00335120099259351" calcext:value-type="float">
            <text:p>0,003351200992594</text:p>
          </table:table-cell>
          <table:table-cell table:style-name="ce15" table:formula="of:=[.J15]/[.J6]" office:value-type="float" office:value="0.0264803205201643" calcext:value-type="float">
            <text:p>0,026480320520164</text:p>
          </table:table-cell>
          <table:table-cell/>
          <table:table-cell table:style-name="ce17" office:value-type="string" calcext:value-type="string">
            <text:p>E(n) =</text:p>
          </table:table-cell>
          <table:table-cell table:style-name="ce18" table:formula="of:=[.M15]/[.M6]" office:value-type="float" office:value="1" calcext:value-type="float">
            <text:p>1</text:p>
          </table:table-cell>
          <table:table-cell table:style-name="ce18" table:formula="of:=[.N15]/[.N6]" office:value-type="float" office:value="0.239664905114215" calcext:value-type="float">
            <text:p>0,239664905114215</text:p>
          </table:table-cell>
          <table:table-cell table:style-name="ce18" table:formula="of:=[.O15]/[.O6]" office:value-type="float" office:value="0.153129180544653" calcext:value-type="float">
            <text:p>0,153129180544653</text:p>
          </table:table-cell>
          <table:table-cell/>
          <table:table-cell table:style-name="ce20" office:value-type="string" calcext:value-type="string">
            <text:p>E(n) =</text:p>
          </table:table-cell>
          <table:table-cell table:style-name="ce21" table:formula="of:=[.R15]/[.R6]" office:value-type="float" office:value="1" calcext:value-type="float">
            <text:p>1</text:p>
          </table:table-cell>
          <table:table-cell table:style-name="ce21" table:formula="of:=[.S15]/[.S6]" office:value-type="float" office:value="0.940887561728008" calcext:value-type="float">
            <text:p>0,940887561728008</text:p>
          </table:table-cell>
          <table:table-cell table:style-name="ce21" table:formula="of:=[.T15]/[.T6]" office:value-type="float" office:value="0.479845147444653" calcext:value-type="float">
            <text:p>0,479845147444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6:54:31.6189279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2:27:06.726093026</meta:creation-date>
    <dc:date>2020-12-12T18:13:11.895420093</dc:date>
    <meta:editing-duration>PT2H38M29S</meta:editing-duration>
    <meta:editing-cycles>35</meta:editing-cycles>
    <meta:generator>LibreOffice/6.4.6.2$Linux_X86_64 LibreOffice_project/40$Build-2</meta:generator>
    <meta:document-statistic meta:table-count="1" meta:cell-count="14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607cm" svg:y="0.18cm" chart:style-name="ch2">
          <text:p>Matrice 50 x 50</text:p>
        </chart:subtitle>
        <chart:plot-area chart:style-name="ch3" table:cell-range-address="Foglio1.C6:Foglio1.E6 Foglio1.C5:Foglio1.C5 Foglio1.C12:Foglio1.E12" chart:data-source-has-labels="both" svg:x="1.331cm" svg:y="1.043cm" svg:width="14.349cm" svg:height="6.796cm">
          <chartooo:coordinate-region svg:x="2.614cm" svg:y="1.242cm" svg:width="12.879cm" svg:height="5.95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Foglio1.C6:Foglio1.E6"/>
            <chart:grid chart:style-name="ch6" chart:class="major"/>
          </chart:axis>
          <chart:axis chart:dimension="y" chart:name="primary-y" chart:style-name="ch7">
            <chart:title svg:x="0.451cm" svg:y="5.715cm" chart:style-name="ch8">
              <text:p>Tempo (secondi)</text:p>
            </chart:title>
            <chart:grid chart:style-name="ch6" chart:class="major"/>
          </chart:axis>
          <chart:series chart:style-name="ch9" chart:values-cell-range-address="Foglio1.C12:Foglio1.E12" chart:label-cell-address="Foglio1.C5:Foglio1.C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C6:Foglio1.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Numero di Thread</text:p>
                <draw:g>
                  <svg:desc>Foglio1.C5:Foglio1.C5</svg:desc>
                </draw:g>
              </table:table-cell>
              <table:table-cell office:value-type="float" office:value="0.000045204162">
                <text:p>0.000045204162</text:p>
                <draw:g>
                  <svg:desc>Foglio1.C12:Foglio1.E12</svg:desc>
                </draw:g>
              </table:table-cell>
              <table:table-cell office:value-type="float" office:value="0.0044786454">
                <text:p>0.0044786454</text:p>
              </table:table-cell>
              <table:table-cell office:value-type="float" office:value="0.00032486916">
                <text:p>0.00032486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395cm" svg:y="0.18cm" chart:style-name="ch2">
          <text:p>Matrice 100 x 100</text:p>
        </chart:subtitle>
        <chart:plot-area chart:style-name="ch3" table:cell-range-address="Foglio1.C6:Foglio1.E6 Foglio1.C5:Foglio1.C5 Foglio1.H12:Foglio1.J12" chart:data-source-has-labels="both" svg:x="1.331cm" svg:y="1.043cm" svg:width="14.349cm" svg:height="6.796cm">
          <chartooo:coordinate-region svg:x="2.429cm" svg:y="1.242cm" svg:width="13.064cm" svg:height="5.95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Foglio1.C6:Foglio1.E6"/>
            <chart:grid chart:style-name="ch6" chart:class="major"/>
          </chart:axis>
          <chart:axis chart:dimension="y" chart:name="primary-y" chart:style-name="ch7">
            <chart:title svg:x="0.451cm" svg:y="5.715cm" chart:style-name="ch8">
              <text:p>Tempo (secondi)</text:p>
            </chart:title>
            <chart:grid chart:style-name="ch6" chart:class="major"/>
          </chart:axis>
          <chart:series chart:style-name="ch9" chart:values-cell-range-address="Foglio1.H12:Foglio1.J12" chart:label-cell-address="Foglio1.C5:Foglio1.C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C6:Foglio1.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Numero di Thread</text:p>
                <draw:g>
                  <svg:desc>Foglio1.C5:Foglio1.C5</svg:desc>
                </draw:g>
              </table:table-cell>
              <table:table-cell office:value-type="float" office:value="0.00012359618">
                <text:p>0.00012359618</text:p>
                <draw:g>
                  <svg:desc>Foglio1.H12:Foglio1.J12</svg:desc>
                </draw:g>
              </table:table-cell>
              <table:table-cell office:value-type="float" office:value="0.00614686">
                <text:p>0.00614686</text:p>
              </table:table-cell>
              <table:table-cell office:value-type="float" office:value="0.00038895608">
                <text:p>0.00038895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183cm" svg:y="0.18cm" chart:style-name="ch2">
          <text:p>Matrice 1000 x 1000</text:p>
        </chart:subtitle>
        <chart:plot-area chart:style-name="ch3" table:cell-range-address="Foglio1.C6:Foglio1.E6 Foglio1.C5:Foglio1.C5 Foglio1.M12:Foglio1.O12" chart:data-source-has-labels="both" svg:x="1.331cm" svg:y="1.043cm" svg:width="14.349cm" svg:height="6.796cm">
          <chartooo:coordinate-region svg:x="2.429cm" svg:y="1.242cm" svg:width="13.064cm" svg:height="5.95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Foglio1.C6:Foglio1.E6"/>
            <chart:grid chart:style-name="ch6" chart:class="major"/>
          </chart:axis>
          <chart:axis chart:dimension="y" chart:name="primary-y" chart:style-name="ch7">
            <chart:title svg:x="0.451cm" svg:y="5.715cm" chart:style-name="ch8">
              <text:p>Tempo (secondi)</text:p>
            </chart:title>
            <chart:grid chart:style-name="ch6" chart:class="major"/>
          </chart:axis>
          <chart:series chart:style-name="ch9" chart:values-cell-range-address="Foglio1.M12:Foglio1.O12" chart:label-cell-address="Foglio1.C5:Foglio1.C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C6:Foglio1.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Numero di Thread</text:p>
                <draw:g>
                  <svg:desc>Foglio1.C5:Foglio1.C5</svg:desc>
                </draw:g>
              </table:table-cell>
              <table:table-cell office:value-type="float" office:value="0.0100679392">
                <text:p>0.0100679392</text:p>
                <draw:g>
                  <svg:desc>Foglio1.M12:Foglio1.O12</svg:desc>
                </draw:g>
              </table:table-cell>
              <table:table-cell office:value-type="float" office:value="0.0070014">
                <text:p>0.0070014</text:p>
              </table:table-cell>
              <table:table-cell office:value-type="float" office:value="0.005479001">
                <text:p>0.005479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892cm" svg:y="0.18cm" chart:style-name="ch2">
          <text:p>Matrice 10'000 x 10'000</text:p>
        </chart:subtitle>
        <chart:plot-area chart:style-name="ch3" table:cell-range-address="Foglio1.M6:Foglio1.O6 Foglio1.C5:Foglio1.C5 Foglio1.R12:Foglio1.T12" chart:data-source-has-labels="both" svg:x="1.331cm" svg:y="1.043cm" svg:width="14.349cm" svg:height="6.796cm">
          <chartooo:coordinate-region svg:x="2.058cm" svg:y="1.242cm" svg:width="13.435cm" svg:height="5.95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Foglio1.M6:Foglio1.O6"/>
            <chart:grid chart:style-name="ch6" chart:class="major"/>
          </chart:axis>
          <chart:axis chart:dimension="y" chart:name="primary-y" chart:style-name="ch7">
            <chart:title svg:x="0.451cm" svg:y="5.715cm" chart:style-name="ch8">
              <text:p>Tempo (secondi)</text:p>
            </chart:title>
            <chart:grid chart:style-name="ch6" chart:class="major"/>
          </chart:axis>
          <chart:series chart:style-name="ch9" chart:values-cell-range-address="Foglio1.R12:Foglio1.T12" chart:label-cell-address="Foglio1.C5:Foglio1.C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M6:Foglio1.O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Numero di Thread</text:p>
                <draw:g>
                  <svg:desc>Foglio1.C5:Foglio1.C5</svg:desc>
                </draw:g>
              </table:table-cell>
              <table:table-cell office:value-type="float" office:value="0.94545256">
                <text:p>0.94545256</text:p>
                <draw:g>
                  <svg:desc>Foglio1.R12:Foglio1.T12</svg:desc>
                </draw:g>
              </table:table-cell>
              <table:table-cell office:value-type="float" office:value="0.1674753">
                <text:p>0.1674753</text:p>
              </table:table-cell>
              <table:table-cell office:value-type="float" office:value="0.16419404">
                <text:p>0.164194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7.057cm" svg:y="0.18cm" chart:style-name="ch2">
          <text:p>Speed-Up</text:p>
        </chart:subtitle>
        <chart:legend chart:legend-position="bottom" svg:x="3.401cm" svg:y="8.401cm" style:legend-expansion="wide" chart:style-name="ch3"/>
        <chart:plot-area chart:style-name="ch4" table:cell-range-address="Foglio1.R6:Foglio1.T6 Foglio1.G3:Foglio1.G3 Foglio1.H15:Foglio1.J15 Foglio1.L3:Foglio1.L3 Foglio1.M15:Foglio1.O15 Foglio1.Q3:Foglio1.Q3 Foglio1.R15:Foglio1.T15" chart:data-source-has-labels="both" svg:x="1.331cm" svg:y="1.043cm" svg:width="14.349cm" svg:height="6.013cm">
          <chartooo:coordinate-region svg:x="1.767cm" svg:y="1.242cm" svg:width="13.726cm" svg:height="5.167cm"/>
          <chart:axis chart:dimension="x" chart:name="primary-x" chart:style-name="ch5" chartooo:axis-type="auto">
            <chartooo:date-scale/>
            <chart:title svg:x="7.932cm" svg:y="7.236cm" chart:style-name="ch6">
              <text:p>Thread</text:p>
            </chart:title>
            <chart:categories table:cell-range-address="Foglio1.R6:Foglio1.T6"/>
            <chart:grid chart:style-name="ch7" chart:class="major"/>
          </chart:axis>
          <chart:axis chart:dimension="y" chart:name="primary-y" chart:style-name="ch8">
            <chart:title svg:x="0.451cm" svg:y="4.821cm" chart:style-name="ch9">
              <text:p>Speed-up</text:p>
            </chart:title>
            <chart:grid chart:style-name="ch7" chart:class="major"/>
          </chart:axis>
          <chart:series chart:style-name="ch10" chart:values-cell-range-address="Foglio1.H15:Foglio1.J15" chart:label-cell-address="Foglio1.G3:Foglio1.G3" chart:class="chart:line">
            <chart:data-point chart:repeated="3"/>
          </chart:series>
          <chart:series chart:style-name="ch11" chart:values-cell-range-address="Foglio1.M15:Foglio1.O15" chart:label-cell-address="Foglio1.L3:Foglio1.L3" chart:class="chart:line">
            <chart:data-point chart:repeated="3"/>
          </chart:series>
          <chart:series chart:style-name="ch12" chart:values-cell-range-address="Foglio1.R15:Foglio1.T15" chart:label-cell-address="Foglio1.Q3:Foglio1.Q3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R6:Foglio1.T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100 x 100</text:p>
                <draw:g>
                  <svg:desc>Foglio1.G3:Foglio1.G3</svg:desc>
                </draw:g>
              </table:table-cell>
              <table:table-cell office:value-type="float" office:value="1">
                <text:p>1</text:p>
                <draw:g>
                  <svg:desc>Foglio1.H15:Foglio1.J15</svg:desc>
                </draw:g>
              </table:table-cell>
              <table:table-cell office:value-type="float" office:value="0.0201072059555611">
                <text:p>0.0201072059555611</text:p>
              </table:table-cell>
              <table:table-cell office:value-type="float" office:value="0.317763846241972">
                <text:p>0.317763846241972</text:p>
              </table:table-cell>
            </table:table-row>
            <table:table-row>
              <table:table-cell office:value-type="string">
                <text:p>1000 x 1000</text:p>
                <draw:g>
                  <svg:desc>Foglio1.L3:Foglio1.L3</svg:desc>
                </draw:g>
              </table:table-cell>
              <table:table-cell office:value-type="float" office:value="1">
                <text:p>1</text:p>
                <draw:g>
                  <svg:desc>Foglio1.M15:Foglio1.O15</svg:desc>
                </draw:g>
              </table:table-cell>
              <table:table-cell office:value-type="float" office:value="1.43798943068529">
                <text:p>1.43798943068529</text:p>
              </table:table-cell>
              <table:table-cell office:value-type="float" office:value="1.83755016653583">
                <text:p>1.83755016653583</text:p>
              </table:table-cell>
            </table:table-row>
            <table:table-row>
              <table:table-cell office:value-type="string">
                <text:p>10’000 x 10’000</text:p>
                <draw:g>
                  <svg:desc>Foglio1.Q3:Foglio1.Q3</svg:desc>
                </draw:g>
              </table:table-cell>
              <table:table-cell office:value-type="float" office:value="1">
                <text:p>1</text:p>
                <draw:g>
                  <svg:desc>Foglio1.R15:Foglio1.T15</svg:desc>
                </draw:g>
              </table:table-cell>
              <table:table-cell office:value-type="float" office:value="5.64532537036805">
                <text:p>5.64532537036805</text:p>
              </table:table-cell>
              <table:table-cell office:value-type="float" office:value="5.75814176933584">
                <text:p>5.75814176933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7.083cm" svg:y="0.18cm" chart:style-name="ch2">
          <text:p>Efficienza</text:p>
        </chart:subtitle>
        <chart:legend chart:legend-position="bottom" svg:x="3.401cm" svg:y="8.401cm" style:legend-expansion="wide" chart:style-name="ch3"/>
        <chart:plot-area chart:style-name="ch4" table:cell-range-address="Foglio1.R6:Foglio1.T6 Foglio1.G3:Foglio1.G3 Foglio1.H16:Foglio1.J16 Foglio1.L3:Foglio1.L3 Foglio1.M16:Foglio1.O16 Foglio1.Q3:Foglio1.Q3 Foglio1.R16:Foglio1.T16" chart:data-source-has-labels="both" svg:x="1.331cm" svg:y="1.043cm" svg:width="14.349cm" svg:height="6.013cm">
          <chartooo:coordinate-region svg:x="2.058cm" svg:y="1.242cm" svg:width="13.435cm" svg:height="5.167cm"/>
          <chart:axis chart:dimension="x" chart:name="primary-x" chart:style-name="ch5" chartooo:axis-type="auto">
            <chartooo:date-scale/>
            <chart:title svg:x="7.932cm" svg:y="7.236cm" chart:style-name="ch6">
              <text:p>Thread</text:p>
            </chart:title>
            <chart:categories table:cell-range-address="Foglio1.R6:Foglio1.T6"/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Efficienza</text:p>
            </chart:title>
            <chart:grid chart:style-name="ch7" chart:class="major"/>
          </chart:axis>
          <chart:series chart:style-name="ch10" chart:values-cell-range-address="Foglio1.H16:Foglio1.J16" chart:label-cell-address="Foglio1.G3:Foglio1.G3" chart:class="chart:line">
            <chart:data-point chart:repeated="3"/>
          </chart:series>
          <chart:series chart:style-name="ch11" chart:values-cell-range-address="Foglio1.M16:Foglio1.O16" chart:label-cell-address="Foglio1.L3:Foglio1.L3" chart:class="chart:line">
            <chart:data-point chart:repeated="3"/>
          </chart:series>
          <chart:series chart:style-name="ch12" chart:values-cell-range-address="Foglio1.R16:Foglio1.T16" chart:label-cell-address="Foglio1.Q3:Foglio1.Q3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oglio1.R6:Foglio1.T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100 x 100</text:p>
                <draw:g>
                  <svg:desc>Foglio1.G3:Foglio1.G3</svg:desc>
                </draw:g>
              </table:table-cell>
              <table:table-cell office:value-type="float" office:value="1">
                <text:p>1</text:p>
                <draw:g>
                  <svg:desc>Foglio1.H16:Foglio1.J16</svg:desc>
                </draw:g>
              </table:table-cell>
              <table:table-cell office:value-type="float" office:value="0.00335120099259351">
                <text:p>0.00335120099259351</text:p>
              </table:table-cell>
              <table:table-cell office:value-type="float" office:value="0.0264803205201643">
                <text:p>0.0264803205201643</text:p>
              </table:table-cell>
            </table:table-row>
            <table:table-row>
              <table:table-cell office:value-type="string">
                <text:p>1000 x 1000</text:p>
                <draw:g>
                  <svg:desc>Foglio1.L3:Foglio1.L3</svg:desc>
                </draw:g>
              </table:table-cell>
              <table:table-cell office:value-type="float" office:value="1">
                <text:p>1</text:p>
                <draw:g>
                  <svg:desc>Foglio1.M16:Foglio1.O16</svg:desc>
                </draw:g>
              </table:table-cell>
              <table:table-cell office:value-type="float" office:value="0.239664905114215">
                <text:p>0.239664905114215</text:p>
              </table:table-cell>
              <table:table-cell office:value-type="float" office:value="0.153129180544653">
                <text:p>0.153129180544653</text:p>
              </table:table-cell>
            </table:table-row>
            <table:table-row>
              <table:table-cell office:value-type="string">
                <text:p>10’000 x 10’000</text:p>
                <draw:g>
                  <svg:desc>Foglio1.Q3:Foglio1.Q3</svg:desc>
                </draw:g>
              </table:table-cell>
              <table:table-cell office:value-type="float" office:value="1">
                <text:p>1</text:p>
                <draw:g>
                  <svg:desc>Foglio1.R16:Foglio1.T16</svg:desc>
                </draw:g>
              </table:table-cell>
              <table:table-cell office:value-type="float" office:value="0.940887561728008">
                <text:p>0.940887561728008</text:p>
              </table:table-cell>
              <table:table-cell office:value-type="float" office:value="0.479845147444653">
                <text:p>0.4798451474446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